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.6264in"/>
    </style:style>
    <style:style style:name="Table1.B" style:family="table-column">
      <style:table-column-properties style:column-width="2.7118in"/>
    </style:style>
    <style:style style:name="Table1.C" style:family="table-column">
      <style:table-column-properties style:column-width="2.3549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6931in" table:align="left"/>
    </style:style>
    <style:style style:name="Table2.A" style:family="table-column">
      <style:table-column-properties style:column-width="1.1292in"/>
    </style:style>
    <style:style style:name="Table2.B" style:family="table-column">
      <style:table-column-properties style:column-width="2.5972in"/>
    </style:style>
    <style:style style:name="Table2.C" style:family="table-column">
      <style:table-column-properties style:column-width="2.9667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Heading_20_4">
      <style:paragraph-properties fo:text-align="start" style:justify-single-word="false"/>
      <style:text-properties officeooo:rsid="001b931b" officeooo:paragraph-rsid="001b931b"/>
    </style:style>
    <style:style style:name="P2" style:family="paragraph" style:parent-style-name="Standard">
      <style:paragraph-properties fo:text-align="center" style:justify-single-word="false"/>
      <style:text-properties officeooo:rsid="001b931b" officeooo:paragraph-rsid="001b931b"/>
    </style:style>
    <style:style style:name="P3" style:family="paragraph" style:parent-style-name="Standard">
      <style:paragraph-properties fo:text-align="start" style:justify-single-word="false"/>
      <style:text-properties fo:font-weight="bold" officeooo:rsid="001b931b" officeooo:paragraph-rsid="001b931b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3pt" officeooo:rsid="001b931b" officeooo:paragraph-rsid="001b931b" style:font-size-asian="13pt" style:font-size-complex="13pt"/>
    </style:style>
    <style:style style:name="P5" style:family="paragraph" style:parent-style-name="Standard">
      <style:paragraph-properties fo:text-align="center" style:justify-single-word="false"/>
      <style:text-properties fo:font-size="16pt" officeooo:rsid="001b931b" officeooo:paragraph-rsid="001b931b" style:font-size-asian="16pt" style:font-size-complex="16pt"/>
    </style:style>
    <style:style style:name="P6" style:family="paragraph" style:parent-style-name="Text_20_body" style:list-style-name="L1"/>
    <style:style style:name="P7" style:family="paragraph" style:parent-style-name="Text_20_body">
      <style:paragraph-properties fo:text-align="start" style:justify-single-word="false"/>
      <style:text-properties officeooo:rsid="001b931b" officeooo:paragraph-rsid="001b931b"/>
    </style:style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>
      <style:text-properties officeooo:rsid="001d8666" officeooo:paragraph-rsid="001d8666"/>
    </style:style>
    <style:style style:name="P11" style:family="paragraph" style:parent-style-name="Text_20_body">
      <style:text-properties officeooo:paragraph-rsid="001d8666"/>
    </style:style>
    <style:style style:name="P12" style:family="paragraph" style:parent-style-name="Text_20_body">
      <style:text-properties officeooo:rsid="001f10f1" officeooo:paragraph-rsid="001f10f1"/>
    </style:style>
    <style:style style:name="P13" style:family="paragraph" style:parent-style-name="Text_20_body">
      <style:text-properties officeooo:rsid="001f1f0c" officeooo:paragraph-rsid="001f1f0c"/>
    </style:style>
    <style:style style:name="P14" style:family="paragraph" style:parent-style-name="Text_20_body">
      <style:text-properties officeooo:paragraph-rsid="001f1f0c"/>
    </style:style>
    <style:style style:name="P15" style:family="paragraph" style:parent-style-name="Text_20_body" style:list-style-name="L4"/>
    <style:style style:name="P16" style:family="paragraph" style:parent-style-name="Text_20_body" style:list-style-name="L5"/>
    <style:style style:name="P17" style:family="paragraph" style:parent-style-name="Text_20_body">
      <style:text-properties officeooo:rsid="0020371c" officeooo:paragraph-rsid="0020371c"/>
    </style:style>
    <style:style style:name="P18" style:family="paragraph" style:parent-style-name="Text_20_body">
      <style:text-properties officeooo:paragraph-rsid="0020371c"/>
    </style:style>
    <style:style style:name="P19" style:family="paragraph" style:parent-style-name="Text_20_body">
      <style:text-properties fo:font-weight="bold" style:font-weight-asian="bold" style:font-weight-complex="bold"/>
    </style:style>
    <style:style style:name="P20" style:family="paragraph" style:parent-style-name="Text_20_body">
      <style:text-properties fo:font-weight="bold" officeooo:rsid="001d8666" officeooo:paragraph-rsid="001d8666" style:font-weight-asian="bold" style:font-weight-complex="bold"/>
    </style:style>
    <style:style style:name="P21" style:family="paragraph" style:parent-style-name="Text_20_body">
      <style:text-properties fo:font-weight="bold" officeooo:rsid="001f10f1" officeooo:paragraph-rsid="001f10f1" style:font-weight-asian="bold" style:font-weight-complex="bold"/>
    </style:style>
    <style:style style:name="P22" style:family="paragraph" style:parent-style-name="Text_20_body">
      <style:text-properties fo:font-weight="bold" officeooo:rsid="001f1f0c" officeooo:paragraph-rsid="001f1f0c" style:font-weight-asian="bold" style:font-weight-complex="bold"/>
    </style:style>
    <style:style style:name="P23" style:family="paragraph" style:parent-style-name="Text_20_body">
      <style:text-properties fo:font-weight="bold" officeooo:rsid="0020371c" officeooo:paragraph-rsid="0020371c" style:font-weight-asian="bold" style:font-weight-complex="bold"/>
    </style:style>
    <style:style style:name="T1" style:family="text">
      <style:text-properties officeooo:rsid="001d8666"/>
    </style:style>
    <style:style style:name="T2" style:family="text">
      <style:text-properties officeooo:rsid="001f10f1"/>
    </style:style>
    <style:style style:name="T3" style:family="text">
      <style:text-properties officeooo:rsid="001f1f0c"/>
    </style:style>
    <style:style style:name="T4" style:family="text">
      <style:text-properties officeooo:rsid="0020371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LINUX ASSIGNMENT-5 </text:p>
      <text:p text:style-name="P2"/>
      <text:p text:style-name="P4">name: skandashree s phaneesh</text:p>
      <text:p text:style-name="P4">usn: eng24cy0193</text:p>
      <text:p text:style-name="P4">roll number: 64</text:p>
      <text:p text:style-name="P4"/>
      <text:p text:style-name="P3">1Q) What is a shell in Linux OS? How many categories of shell is currently exists in Linux? Why bash shell is very popular in Linux distribution?</text:p>
      <text:p text:style-name="P7"/>
      <text:p text:style-name="P7">Ans: A <text:span text:style-name="Strong_20_Emphasis">shell</text:span> in Linux is a <text:span text:style-name="Strong_20_Emphasis">command-line interpreter</text:span> — it acts as a <text:span text:style-name="Strong_20_Emphasis">bridge between the user and the operating system kernel</text:span>.</text:p>
      <text:p text:style-name="Text_20_body">It takes commands you type (like <text:span text:style-name="Source_20_Text">ls</text:span>, <text:span text:style-name="Source_20_Text">cd</text:span>, <text:span text:style-name="Source_20_Text">cp</text:span>, etc.), interprets them, and tells the operating system to execute those commands.</text:p>
      <text:p text:style-name="Text_20_body"><text:span text:style-name="Strong_20_Emphasis">In short:</text:span></text:p>
      <text:p text:style-name="Quotations">The shell is the user interface that lets you interact with Linux through commands.</text:p>
      <text:h text:style-name="Heading_20_3" text:outline-level="3"><text:span text:style-name="Strong_20_Emphasis">Categories of Shell in Linux</text:span></text:h>
      <text:p text:style-name="Text_20_body">Shells in Linux can be divided into <text:span text:style-name="Strong_20_Emphasis">two main categories</text:span>:</text:p>
      <text:h text:style-name="Heading_20_4" text:outline-level="4"><text:span text:style-name="Strong_20_Emphasis">Command-line shells (Text-based)</text:span></text:h>
      <text:p text:style-name="Text_20_body">These are the most common. Examples:</text:p>
      <text:list text:style-name="L1">
        <text:list-item>
          <text:p text:style-name="P6"><text:span text:style-name="Strong_20_Emphasis">Bash (Bourne Again Shell)</text:span></text:p>
        </text:list-item>
        <text:list-item>
          <text:p text:style-name="P6"><text:span text:style-name="Strong_20_Emphasis">Sh (Bourne Shell)</text:span></text:p>
        </text:list-item>
        <text:list-item>
          <text:p text:style-name="P6"><text:span text:style-name="Strong_20_Emphasis">Csh (C Shell)</text:span></text:p>
        </text:list-item>
        <text:list-item>
          <text:p text:style-name="P6"><text:span text:style-name="Strong_20_Emphasis">Tcsh (Enhanced C Shell)</text:span></text:p>
        </text:list-item>
        <text:list-item>
          <text:p text:style-name="P6"><text:span text:style-name="Strong_20_Emphasis">Ksh (Korn Shell)</text:span></text:p>
        </text:list-item>
        <text:list-item>
          <text:p text:style-name="P6"><text:span text:style-name="Strong_20_Emphasis">Zsh (Z Shell)</text:span></text:p>
        </text:list-item>
        <text:list-item>
          <text:p text:style-name="P6"><text:span text:style-name="Strong_20_Emphasis">Fish (Friendly Interactive Shell)</text:span></text:p>
        </text:list-item>
      </text:list>
      <text:h text:style-name="P1" text:outline-level="4"><text:span text:style-name="Strong_20_Emphasis">Graphical shells (GUI-based)</text:span></text:h>
      <text:p text:style-name="Text_20_body">These provide a graphical user interface (desktop environment) to interact with the OS.<text:line-break/>Examples:</text:p>
      <text:list text:style-name="L2">
        <text:list-item>
          <text:p text:style-name="P8"><text:span text:style-name="Strong_20_Emphasis">GNOME Shell</text:span></text:p>
        </text:list-item>
        <text:list-item>
          <text:p text:style-name="P8"><text:span text:style-name="Strong_20_Emphasis">KDE Plasma Shell</text:span></text:p>
        </text:list-item>
        <text:list-item>
          <text:p text:style-name="P8"><text:span text:style-name="Strong_20_Emphasis">Cinnamon</text:span></text:p>
        </text:list-item>
        <text:list-item>
          <text:p text:style-name="P8"><text:span text:style-name="Strong_20_Emphasis">XFCE</text:span></text:p>
        </text:list-item>
      </text:list>
      <text:h text:style-name="Heading_20_3" text:outline-level="3"><text:soft-page-break/><text:span text:style-name="Strong_20_Emphasis">Why is the Bash Shell Very Popular in Linux Distributions?</text:span></text:h>
      <text:p text:style-name="Text_20_body">Bash (<text:span text:style-name="Strong_20_Emphasis">Bourne Again SHell</text:span>) is the <text:span text:style-name="Strong_20_Emphasis">default shell</text:span> on most Linux distributions.<text:line-break/>It’s popular for several reasons:</text:p>
      <text:p text:style-name="Text_20_body"><text:span text:style-name="Strong_20_Emphasis">Backward compatibility:</text:span><text:line-break/>It’s based on the original Bourne shell (<text:span text:style-name="Source_20_Text">sh</text:span>), so older scripts still work.</text:p>
      <text:p text:style-name="Text_20_body"><text:span text:style-name="Strong_20_Emphasis">User-friendly features:</text:span></text:p>
      <text:list text:style-name="L3">
        <text:list-item>
          <text:p text:style-name="P9">Command history (<text:span text:style-name="Source_20_Text">↑</text:span> key recalls previous commands)</text:p>
        </text:list-item>
        <text:list-item>
          <text:p text:style-name="P9">Auto-completion with <text:span text:style-name="Source_20_Text">Tab</text:span></text:p>
        </text:list-item>
        <text:list-item>
          <text:p text:style-name="P9">Aliases (shortcuts for long commands)</text:p>
        </text:list-item>
        <text:list-item>
          <text:p text:style-name="P9">Command-line editing</text:p>
        </text:list-item>
        <text:list-item>
          <text:p text:style-name="P9">Powerful scripting capabilities</text:p>
        </text:list-item>
      </text:list>
      <text:p text:style-name="Text_20_body"><text:span text:style-name="Strong_20_Emphasis">Portability:</text:span><text:line-break/>Bash scripts can run on almost all Linux and macOS systems, making them very portable.</text:p>
      <text:p text:style-name="Text_20_body"><text:span text:style-name="Strong_20_Emphasis">Default on major distributions:</text:span><text:line-break/>Most distros like Ubuntu, Debian, Fedora, and CentOS use Bash as the default login shell.</text:p>
      <text:p text:style-name="P19">2<text:span text:style-name="T1">Q) </text:span>What does the ls -Z command display?</text:p>
      <text:p text:style-name="P11"><text:span text:style-name="T1">Ans: </text:span>The <text:span text:style-name="Source_20_Text">ls -Z</text:span> command shows <text:span text:style-name="Strong_20_Emphasis">SELinux (Security-Enhanced Linux) security context information</text:span> for each file and directory.<text:line-break/>It displays additional fields such as <text:span text:style-name="Strong_20_Emphasis">user</text:span>, <text:span text:style-name="Strong_20_Emphasis">role</text:span>, <text:span text:style-name="Strong_20_Emphasis">type</text:span>, and <text:span text:style-name="Strong_20_Emphasis">level</text:span> used by SELinux for access control.</text:p>
      <text:p text:style-name="Text_20_body"><text:span text:style-name="Strong_20_Emphasis">Example:</text:span></text:p>
      <text:p text:style-name="P10">ls -Z</text:p>
      <text:p text:style-name="P10">output example:</text:p>
      <text:p text:style-name="P10">-rw-r--r--. user user system_u:object_r:home_t:s0 file.txt</text:p>
      <text:p text:style-name="P10">Here, <text:span text:style-name="Source_20_Text">system_u:object_r:home_t:s0</text:span> is the SELinux context.</text:p>
      <text:p text:style-name="P20">3Q) Write a command to list all hidden files in the current directory.</text:p>
      <text:p text:style-name="P11"><text:span text:style-name="T1">Ans: </text:span>Hidden files in Linux start with a dot (<text:span text:style-name="Source_20_Text">.</text:span>).<text:line-break/>To view them, use:</text:p>
      <text:p text:style-name="P10">ls -a</text:p>
      <text:p text:style-name="P10">or to list <text:span text:style-name="Emphasis">only</text:span> hidden files:</text:p>
      <text:p text:style-name="P10">ls -d</text:p>
      <text:p text:style-name="P20">4Q) Explain the difference between hard links and soft links (symbolic links) in Linux.</text:p>
      <text:p text:style-name="P10">Ans: 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ext:soft-page-break/>
          <table:table-row>
            <table:table-cell table:style-name="Table1.A1" office:value-type="string">
              <text:p text:style-name="Table_20_Heading">Feature</text:p>
            </table:table-cell>
            <table:table-cell table:style-name="Table1.A1" office:value-type="string">
              <text:p text:style-name="Table_20_Heading"><text:span text:style-name="Strong_20_Emphasis">Hard Link</text:span></text:p>
            </table:table-cell>
            <table:table-cell table:style-name="Table1.A1" office:value-type="string">
              <text:p text:style-name="Table_20_Heading"><text:span text:style-name="Strong_20_Emphasis">Soft Link (Symbolic Link)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Definition</text:span></text:p>
          </table:table-cell>
          <table:table-cell table:style-name="Table1.A1" office:value-type="string">
            <text:p text:style-name="Table_20_Contents">Another name for the same file (shares same inode)</text:p>
          </table:table-cell>
          <table:table-cell table:style-name="Table1.A1" office:value-type="string">
            <text:p text:style-name="Table_20_Contents">A shortcut that points to another file’s path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Inode</text:span></text:p>
          </table:table-cell>
          <table:table-cell table:style-name="Table1.A1" office:value-type="string">
            <text:p text:style-name="Table_20_Contents">Shares the same inode as the original file</text:p>
          </table:table-cell>
          <table:table-cell table:style-name="Table1.A1" office:value-type="string">
            <text:p text:style-name="Table_20_Contents">Has a different inode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Works across filesystems?</text:span></text:p>
          </table:table-cell>
          <table:table-cell table:style-name="Table1.A1" office:value-type="string">
            <text:p text:style-name="Table_20_Contents">❌ No</text:p>
          </table:table-cell>
          <table:table-cell table:style-name="Table1.A1" office:value-type="string">
            <text:p text:style-name="Table_20_Contents">✅ Ye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If original file is deleted</text:span></text:p>
          </table:table-cell>
          <table:table-cell table:style-name="Table1.A1" office:value-type="string">
            <text:p text:style-name="Table_20_Contents">The hard link still works (data exists)</text:p>
          </table:table-cell>
          <table:table-cell table:style-name="Table1.A1" office:value-type="string">
            <text:p text:style-name="Table_20_Contents">The soft link becomes <text:span text:style-name="Strong_20_Emphasis">broken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Created using</text:span></text:p>
          </table:table-cell>
          <table:table-cell table:style-name="Table1.A1" office:value-type="string">
            <text:p text:style-name="Table_20_Contents"><text:span text:style-name="Source_20_Text">ln source target</text:span></text:p>
          </table:table-cell>
          <table:table-cell table:style-name="Table1.A1" office:value-type="string">
            <text:p text:style-name="Table_20_Contents"><text:span text:style-name="Source_20_Text">ln -s source target</text:span></text:p>
          </table:table-cell>
        </table:table-row>
      </table:table>
      <text:p text:style-name="P10"/>
      <text:p text:style-name="P12">Example:</text:p>
      <text:p text:style-name="P12">ln file1.txt file2.txt <text:s text:c="7"/># Hard link</text:p>
      <text:p text:style-name="P12">ln -s file1.txt link.txt <text:s text:c="5"/># Soft link</text:p>
      <text:p text:style-name="P21">5Q<text:span text:style-name="T3">) </text:span>A file has permissions -rwxr-x--x. Explain who can read, write, and execute it.</text:p>
      <text:p text:style-name="P14"><text:span text:style-name="T3">Ans: </text:span><text:span text:style-name="Strong_20_Emphasis"><text:span text:style-name="Source_20_Text">-rwxr-x--x</text:span></text:span></text:p>
      <text:p text:style-name="Text_20_body">Breakdown:</text:p>
      <text:p text:style-name="P13">- rwx r-x --x</text:p>
      <text:p text:style-name="P13">| <text:s/>| <text:s text:c="2"/>| <text:s text:c="2"/>|</text:p>
      <text:p text:style-name="P13">| <text:s/>| <text:s text:c="2"/>| <text:s text:c="2"/>└── Others: execute only</text:p>
      <text:p text:style-name="P13">| <text:s/>| <text:s text:c="2"/>└────── Group: read &amp; execute</text:p>
      <text:p text:style-name="P13">| <text:s/>└────────── Owner: read, write &amp; execute</text:p>
      <text:p text:style-name="P13"><text:span text:style-name="Strong_20_Emphasis">Owner</text:span> → read, write, execute<text:line-break/><text:span text:style-name="Strong_20_Emphasis">Group</text:span> → read, execute<text:line-break/><text:span text:style-name="Strong_20_Emphasis">Others</text:span> → execute only</text:p>
      <text:p text:style-name="P22">6Q) Write the command to change the group ownership of a file data.txt to group staff.</text:p>
      <text:p text:style-name="P13">Ans: <text:span text:style-name="T2">chgrp staff data.txt</text:span></text:p>
      <text:p text:style-name="P12">OR (using <text:span text:style-name="Source_20_Text">sudo</text:span> if you don’t have permission):</text:p>
      <text:p text:style-name="P12">sudo chgrp staff data.txt</text:p>
      <text:p text:style-name="P21"><text:span text:style-name="T3">7Q) </text:span>Why is it dangerous to give 777 permissions to a file? Explain with an example.</text:p>
      <text:p text:style-name="P14"><text:span text:style-name="T3">Ans: </text:span><text:span text:style-name="Source_20_Text">777</text:span> = <text:span text:style-name="Strong_20_Emphasis">read, write, execute</text:span> permission for <text:span text:style-name="Strong_20_Emphasis">everyone</text:span> (owner, group, others).</text:p>
      <text:p text:style-name="Text_20_body">That means <text:span text:style-name="Strong_20_Emphasis">any user</text:span> can:</text:p>
      <text:list text:style-name="L4">
        <text:list-item>
          <text:p text:style-name="P15">Read the file’s content</text:p>
        </text:list-item>
        <text:list-item>
          <text:p text:style-name="P15">Modify or delete it</text:p>
        </text:list-item>
        <text:list-item>
          <text:p text:style-name="P15">Execute it (if it’s a script or program)</text:p>
        </text:list-item>
      </text:list>
      <text:p text:style-name="Text_20_body"><text:soft-page-break/><text:span text:style-name="Strong_20_Emphasis">Example:</text:span></text:p>
      <text:p text:style-name="P13">chmod 777 script.sh</text:p>
      <text:p text:style-name="P22">8Q) What is the difference between apropos (i.e., man -k) and whatis (i.e., man -f)?</text:p>
      <text:p text:style-name="P13">Ans: </text:p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Command</text:p>
            </table:table-cell>
            <table:table-cell table:style-name="Table2.A1" office:value-type="string">
              <text:p text:style-name="Table_20_Heading">Description</text:p>
            </table:table-cell>
            <table:table-cell table:style-name="Table2.A1" office:value-type="string">
              <text:p text:style-name="Table_20_Heading">Example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apropos keyword</text:span></text:p>
          </table:table-cell>
          <table:table-cell table:style-name="Table2.A1" office:value-type="string">
            <text:p text:style-name="Table_20_Contents">Searches <text:span text:style-name="Strong_20_Emphasis">manual page descriptions</text:span> for the keyword</text:p>
          </table:table-cell>
          <table:table-cell table:style-name="Table2.A1" office:value-type="string">
            <text:p text:style-name="Table_20_Contents"><text:span text:style-name="Source_20_Text">apropos copy</text:span> → lists all man pages related to "copy"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whatis command</text:span></text:p>
          </table:table-cell>
          <table:table-cell table:style-name="Table2.A1" office:value-type="string">
            <text:p text:style-name="Table_20_Contents">Displays a <text:span text:style-name="Strong_20_Emphasis">one-line summary</text:span> of a specific command</text:p>
          </table:table-cell>
          <table:table-cell table:style-name="Table2.A1" office:value-type="string">
            <text:p text:style-name="Table_20_Contents"><text:span text:style-name="Source_20_Text">whatis cp</text:span> → shows a short description of the <text:span text:style-name="Source_20_Text">cp</text:span> command</text:p>
          </table:table-cell>
        </table:table-row>
      </table:table>
      <text:p text:style-name="P13"/>
      <text:p text:style-name="P13">So:</text:p>
      <text:list text:style-name="L5">
        <text:list-item>
          <text:p text:style-name="P16"><text:span text:style-name="Source_20_Text">apropos</text:span> = broader search (finds related commands)</text:p>
        </text:list-item>
        <text:list-item>
          <text:p text:style-name="P16"><text:span text:style-name="Source_20_Text">whatis</text:span> = exact definition of one command</text:p>
        </text:list-item>
      </text:list>
      <text:p text:style-name="P22">9Q) Write a command to redirect the error output of a command to a file named error.log.</text:p>
      <text:p text:style-name="P18"><text:span text:style-name="T4">Ans: </text:span>To redirect <text:span text:style-name="Strong_20_Emphasis">standard error (stderr)</text:span> (file descriptor <text:span text:style-name="Source_20_Text">2</text:span>):</text:p>
      <text:p text:style-name="P18">command 2&gt; error.log</text:p>
      <text:p text:style-name="P17">example: </text:p>
      <text:p text:style-name="P17">ls /no/such/dir 2&gt; error.log</text:p>
      <text:p text:style-name="P23">10Q) How can you use the tee command to append output to a file instead of overwriting it?</text:p>
      <text:p text:style-name="P18"><text:span text:style-name="T4">Ans: </text:span>Normally, <text:span text:style-name="Source_20_Text">tee</text:span> overwrites a file:</text:p>
      <text:p text:style-name="P18">command | tee output.txt</text:p>
      <text:p text:style-name="P18">To <text:span text:style-name="Strong_20_Emphasis">append</text:span> (add at the end) instead of overwrite:</text:p>
      <text:p text:style-name="P18">command | tee -a output.txt</text:p>
      <text:p text:style-name="P17">example: </text:p>
      <text:p text:style-name="P17">echo "New entry" | tee -a log.tx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2T21:00:59.010528942</meta:creation-date>
    <dc:date>2025-10-12T21:59:18.829008334</dc:date>
    <meta:editing-duration>PT9M20S</meta:editing-duration>
    <meta:editing-cycles>1</meta:editing-cycles>
    <meta:document-statistic meta:table-count="2" meta:image-count="0" meta:object-count="0" meta:page-count="4" meta:paragraph-count="119" meta:word-count="791" meta:character-count="4572" meta:non-whitespace-character-count="3894"/>
    <meta:generator>LibreOffice/24.2.7.2$Linux_X86_64 LibreOffice_project/420$Build-2</meta:generator>
  </office:meta>
</office:document-meta>
</file>